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FA000002C6EE7C929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000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ff0000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587cm" svg:x="0.9cm" svg:y="9.513cm">
          <draw:image xlink:href="Pictures/10000201000004FA000002C6EE7C929C.png" xlink:type="simple" xlink:show="embed" xlink:actuate="onLoad">
            <text:p/>
          </draw:image>
        </draw:frame>
        <draw:rect draw:style-name="gr2" draw:text-style-name="P1" draw:layer="layout" svg:width="0.8cm" svg:height="0.48cm" draw:transform="rotate (1.09955742875622) translate (8.191cm 15.111cm)">
          <text:p/>
        </draw:rect>
        <draw:frame draw:style-name="gr3" draw:text-style-name="P3" draw:layer="layout" svg:width="6.568cm" svg:height="1.191cm" svg:x="5.6cm" svg:y="15.509cm">
          <draw:text-box>
            <text:p text:style-name="P2"><text:span text:style-name="T1">Ungefähre Position des Standes</text:span></text:p>
            <text:p text:style-name="P2"><text:span text:style-name="T1">Abmessungen: 5m x 3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3-19T22:38:50</dc:date>
    <dc:creator>Lukas Koestler</dc:creator>
    <meta:document-statistic meta:object-count="3"/>
    <meta:generator>OpenOffice/4.1.2$Unix OpenOffice.org_project/412m3$Build-9782</meta:generator>
  </office:meta>
</office:document-meta>
</file>